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4-06-26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4-05-28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4-04-29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4-03-28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4-02-28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4-01-29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3-12-26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3-11-29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3-10-30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3-09-25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3-08-30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3-07-26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3-06-29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3-05-31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3-04-26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3-03-28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3-02-24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3-01-31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2-12-20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2-11-28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2-11-03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2-10-25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2-09-22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2-08-29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2-07-25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2-06-22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2-05-25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2-04-28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2-03-28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2-02-24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2-01-27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1-12-23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1-11-22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1-10-28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1-09-30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1-08-30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1-07-26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1-06-29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1-05-27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1-04-29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1-03-29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1-02-2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1-01-25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0-12-2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0-11-19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0-10-22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0-09-24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0-08-26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0-07-28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0-06-26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0-05-28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0-04-29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0-02-25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20-01-28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9-12-23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9-11-25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9-10-30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9-09-25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9-08-28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9-07-2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9-06-26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9-05-30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9-04-26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9-03-29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9-02-22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9-01-29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8-12-21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8-11-26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8-10-31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8-09-27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8-08-27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8-07-31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8-07-19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8-06-26 14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8-05-29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8-04-25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8-03-29 1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8-02-26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8-01-31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7-12-20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7-11-28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7-10-31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7-09-27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7-08-25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7-07-27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7-06-27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7-05-31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7-04-24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7-03-31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7-02-23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7-01-30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6-12-20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6-11-28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6-10-26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6-09-27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6-08-30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6-07-27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6-06-20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6-05-23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6-04-26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6-03-28 1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6-01-27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5-12-29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5-11-16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5-10-27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5-09-23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5-08-25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5-07-30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5-06-23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5-05-28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5-04-20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5-03-25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5-01-26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4-12-18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4-11-24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4-10-30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4-09-24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4-08-25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4-07-29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4-06-26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4-05-30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4-04-28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4-03-25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4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3-12-23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3-11-25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3-10-30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3-09-25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3-08-29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3-07-23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3-06-27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3-05-30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3-04-26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3-03-22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3-01-28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2-12-21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2-11-26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2-10-31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2-09-25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2-08-31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2-07-26 1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2-06-27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2-05-29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2-04-24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2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2-02-27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2-01-27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1-12-20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1-11-29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1-10-28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1-09-26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1-08-31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1-07-25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1-06-27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1-05-24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1-04-26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1-03-2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1-02-22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0-12-20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0-11-29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0-10-26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0-09-28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0-08-30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0-07-26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0-06-28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0-05-20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0-04-26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0-03-29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0-02-23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10-01-26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9-12-22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9-11-25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9-10-26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9-09-28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9-08-28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9-07-31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9-06-29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9-05-29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9-04-24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9-03-23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9-02-25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9-01-26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8-12-23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8-11-26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8-10-30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8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8-08-25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8-07-25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8-06-24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8-05-27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8-04-25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8-03-27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8-02-27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8-01-29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7-12-28 1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7-11-27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7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7-10-31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7-09-24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7-08-28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7-07-30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7-06-28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7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7-04-2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7-03-29 1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7-02-27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7-01-31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6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6-11-30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6-10-30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6-09-28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6-08-2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6-07-28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6-06-27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6-05-2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6-04-25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6-03-28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6-02-24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6-01-27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5-12-29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5-11-29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5-10-25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5-09-26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5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5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5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5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5-04-28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5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4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4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4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4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4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4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4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4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3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3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3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3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3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3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3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3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2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2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2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2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2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2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2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2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2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1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1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1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1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1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1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1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0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0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0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0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0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0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0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0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2000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9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9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9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9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9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9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9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9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8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8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8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8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8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8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8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8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8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7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7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7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7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7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7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7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7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7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7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6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6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6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6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6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6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6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6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6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6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6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6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6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6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5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5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5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5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5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5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5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5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5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5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5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5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5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4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4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4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4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4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4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4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4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4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4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4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4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4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4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4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3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3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3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3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3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3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3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3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3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3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3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3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3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3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3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3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3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2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2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2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2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2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2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2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2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2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2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2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2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2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2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2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2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2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1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735072315001</text:p>
          </table:table-cell>
          <table:table-cell office:value-type="string" calcext:value-type="string">
            <text:p>1991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1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1" meta:object-count="0"/>
    <meta:user-defined meta:name="AppVersion">3.0</meta:user-defined>
  </office:meta>
</office:document-meta>
</file>